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1e841b" officeooo:paragraph-rsid="001e841b" style:font-size-asian="10pt" style:font-size-complex="10pt"/>
    </style:style>
    <style:style style:name="P19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20" style:family="paragraph" style:parent-style-name="Standard">
      <style:text-properties style:font-name="Verdana" fo:font-size="10pt" officeooo:rsid="0026aebd" officeooo:paragraph-rsid="0026aebd" style:font-size-asian="10pt" style:font-size-complex="10pt"/>
    </style:style>
    <style:style style:name="P21" style:family="paragraph" style:parent-style-name="Standard">
      <style:text-properties style:font-name="Verdana" fo:font-size="10pt" officeooo:rsid="002789cf" officeooo:paragraph-rsid="002789cf" style:font-size-asian="10pt" style:font-size-complex="10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5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officeooo:rsid="0029d1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S 192 AY 2014-2015</text:p>
      <text:p text:style-name="P8"><text:s/><text:span text:style-name="T2">Sprint</text:span>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string">
            <text:p text:style-name="P20">13 Mar 2015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11">Treesim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9">PinkPlastiCS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21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<text:span text:style-name="T2">Sprint Release</text:span> Approved</text:p>
          </table:table-cell>
          <table:table-cell table:style-name="Table1.F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5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2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<text:span text:style-name="T2">User Acceptance </text:span>Criteria</text:p>
          </table:table-cell>
          <table:table-cell table:style-name="Table2.A1" office:value-type="string">
            <text:p text:style-name="P7">Comply</text:p>
          </table:table-cell>
          <table:table-cell table:style-name="Table2.C1" office:value-type="string">
            <text:p text:style-name="P7">Remark</text:p>
          </table:table-cell>
        </table:table-row>
        <table:table-row>
          <table:table-cell table:style-name="Table2.A2" office:value-type="string">
            <text:p text:style-name="P22">User can <text:span text:style-name="T5">delete</text:span> a node <text:span text:style-name="T5">in</text:span> the Linked Lis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3"><text:span text:style-name="T3">User can open the screen for the </text:span><text:span text:style-name="T4">Pre-Order Demo</text:span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In-Order Demo</text:span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Post-Order Demo</text:span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h text:style-name="P25" text:outline-level="1">Reviewer’s Comments:<text:line-break/></text:h>
      <text:p text:style-name="P18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07:50:09.224000000</dc:date>
    <meta:print-date>2006-07-28T14:33:00</meta:print-date>
    <meta:editing-cycles>18</meta:editing-cycles>
    <meta:editing-duration>P1DT1H18M10S</meta:editing-duration>
    <meta:generator>LibreOffice/4.3.5.2$Windows_x86 LibreOffice_project/3a87456aaa6a95c63eea1c1b3201acedf0751bd5</meta:generator>
    <meta:document-statistic meta:table-count="2" meta:image-count="0" meta:object-count="0" meta:page-count="1" meta:paragraph-count="26" meta:word-count="129" meta:character-count="775" meta:non-whitespace-character-count="658"/>
  </office:meta>
</office:document-meta>
</file>